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E000002145BBF82A98E5521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9cm" fo:min-width="2.15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9cm" fo:min-width="1.6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9cm" fo:min-width="2.00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7cm" fo:min-width="4.22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9cm" fo:min-width="7.23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draw:stroke="dash" draw:stroke-dash="Dash" svg:stroke-width="0.053cm" svg:stroke-color="#bf004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0" style:family="graphic" style:parent-style-name="objectwithoutfill">
      <style:graphic-properties draw:stroke="dash" draw:stroke-dash="Dash" svg:stroke-width="0.053cm" svg:stroke-color="#b4780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145cm" svg:height="13.511cm" svg:x="1.635cm" svg:y="3.364cm">
          <draw:image xlink:href="Pictures/10000201000003DE000002145BBF82A98E552138.png" xlink:type="simple" xlink:show="embed" xlink:actuate="onLoad" draw:mime-type="image/png">
            <text:p/>
          </draw:image>
        </draw:frame>
        <draw:custom-shape draw:style-name="gr2" draw:text-style-name="P3" draw:layer="layout" svg:width="2.684cm" svg:height="0.953cm" svg:x="7.523cm" svg:y="11.976cm">
          <text:p text:style-name="P2">WFBN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513cm" svg:y1="12.43cm" svg:x2="5.291cm" svg:y2="12.43cm">
          <text:p/>
        </draw:line>
        <draw:custom-shape draw:style-name="gr4" draw:text-style-name="P3" draw:layer="layout" svg:width="2.214cm" svg:height="0.953cm" svg:x="6.723cm" svg:y="10.376cm">
          <text:p text:style-name="P2">FBN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715cm" svg:y1="10.842cm" svg:x2="5.762cm" svg:y2="9.572cm">
          <text:p/>
        </draw:line>
        <draw:custom-shape draw:style-name="gr5" draw:text-style-name="P3" draw:layer="layout" svg:width="2.54cm" svg:height="0.953cm" svg:x="1.952cm" svg:y="4.492cm">
          <text:p text:style-name="P2">WFFN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122cm" svg:y1="4.492cm" svg:x2="4.392cm" svg:y2="3.857cm">
          <text:p/>
        </draw:line>
        <draw:custom-shape draw:style-name="gr6" draw:text-style-name="P3" draw:layer="layout" svg:width="4.762cm" svg:height="1.271cm" svg:x="15.287cm" svg:y="9.355cm">
          <text:p text:style-name="P2">FFNN <text:span text:style-name="T1">mit</text:span> </text:p>
          <text:p text:style-name="P2">Rückwärtskant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51cm" svg:y1="9.355cm" svg:x2="17.51cm" svg:y2="8.085cm">
          <text:p/>
        </draw:line>
        <draw:custom-shape draw:style-name="gr6" draw:text-style-name="P3" draw:layer="layout" svg:width="4.762cm" svg:height="1.271cm" svg:x="20.368cm" svg:y="7.349cm">
          <text:p text:style-name="P2">FFNN <text:span text:style-name="T1">ohne</text:span> </text:p>
          <text:p text:style-name="P2">Rückwärtskant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.59cm" svg:y1="7.35cm" svg:x2="22.59cm" svg:y2="6.397cm">
          <text:p/>
        </draw:line>
        <draw:custom-shape draw:style-name="gr6" draw:text-style-name="P3" draw:layer="layout" svg:width="4.762cm" svg:height="1.271cm" svg:x="9.573cm" svg:y="6.08cm">
          <text:p text:style-name="P2">EW <text:span text:style-name="T1">mit</text:span> </text:p>
          <text:p text:style-name="P2">Rückwärtskant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95cm" svg:y1="6.089cm" svg:x2="11.795cm" svg:y2="5.327cm">
          <text:p/>
        </draw:line>
        <draw:custom-shape draw:style-name="gr6" draw:text-style-name="P3" draw:layer="layout" svg:width="4.762cm" svg:height="1.271cm" svg:x="19.732cm" svg:y="3.539cm">
          <text:p text:style-name="P2">EW <text:span text:style-name="T1">ohne</text:span> </text:p>
          <text:p text:style-name="P2">Rückwärtskant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732cm" svg:y1="4.283cm" svg:x2="18.716cm" svg:y2="5.02cm">
          <text:p/>
        </draw:line>
        <draw:custom-shape draw:style-name="gr7" draw:text-style-name="P3" draw:layer="layout" svg:width="7.764cm" svg:height="0.953cm" svg:x="18.762cm" svg:y="14.27cm">
          <text:p text:style-name="P2">EW = Entscheidungswald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761cm" svg:y1="3.64cm" svg:x2="6.761cm" svg:y2="15.387cm">
          <text:p/>
        </draw:line>
        <draw:frame draw:style-name="gr9" draw:text-style-name="P5" draw:layer="layout" svg:width="1.27cm" svg:height="0.952cm" svg:x="6.244cm" svg:y="15.187cm">
          <draw:text-box>
            <text:p text:style-name="P4"><text:span text:style-name="T2">17</text:span></text:p>
          </draw:text-box>
        </draw:frame>
        <draw:line draw:style-name="gr10" draw:text-style-name="P1" draw:layer="layout" svg:x1="6.115cm" svg:y1="3.641cm" svg:x2="6.115cm" svg:y2="15.388cm">
          <text:p/>
        </draw:line>
        <draw:frame draw:style-name="gr9" draw:text-style-name="P5" draw:layer="layout" svg:width="1.27cm" svg:height="0.952cm" svg:x="5.608cm" svg:y="15.187cm">
          <draw:text-box>
            <text:p text:style-name="P4"><text:span text:style-name="T2">1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9:16:06.124288413</meta:creation-date>
    <dc:date>2021-06-14T11:04:55.303706226</dc:date>
    <meta:editing-duration>PT2M40S</meta:editing-duration>
    <meta:editing-cycles>2</meta:editing-cycles>
    <meta:generator>LibreOffice/7.1.3.2$Linux_X86_64 LibreOffice_project/10$Build-2</meta:generator>
    <meta:document-statistic meta:object-count="20"/>
  </office:meta>
</office:document-meta>
</file>